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>
      <style:text-properties fo:color="#666666" style:font-size-asian="10.5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 style:font-size-asian="10.5pt"/>
    </style:style>
    <style:style style:name="T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80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1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style-name="gr1" draw:text-style-name="P6" svg:width="5.509cm" svg:height="1.588cm" svg:x="13.49cm" svg:y="-1.586cm"><draw:text-box><text:p><text:span text:style-name="T2">Author : Neha Karanjkar</text:span></text:p><text:p><text:span text:style-name="T2">March 2016</text:span></text:p></draw:text-box></draw:frame>TIMER DEVICE</text:p>
      <text:p text:style-name="P4"/>
      <text:p text:style-name="Standard"><text:span text:style-name="T1">1. <text:s/>Addresses <text:s/>of Timer Control Register </text:span>(32b) : 0x3100</text:p>
      <text:p text:style-name="P1"/>
      <text:p text:style-name="P1"><draw:g text:anchor-type="paragraph" draw:z-index="1" draw:style-name="gr2"><draw:custom-shape draw:style-name="gr3" draw:text-style-name="P8" svg:width="2.07cm" svg:height="0.883cm" svg:x="11.508cm" svg:y="0.769cm"><text:p text:style-name="P7"><text:span text:style-name="T3">Timer_en</text:span></text:p><draw:enhanced-geometry svg:viewBox="0 0 21600 21600" draw:type="rectangle" draw:enhanced-path="M 0 0 L 21600 0 21600 21600 0 21600 0 0 Z N"/></draw:custom-shape><draw:custom-shape draw:style-name="gr4" draw:text-style-name="P8" svg:width="2.073cm" svg:height="0.519cm" svg:x="11.504cm" svg:y="0.249cm"><text:p text:style-name="P7"><text:span text:style-name="T3">0</text:span></text:p><draw:enhanced-geometry svg:viewBox="0 0 21600 21600" draw:type="rectangle" draw:enhanced-path="M 0 0 L 21600 0 21600 21600 0 21600 0 0 Z N"/></draw:custom-shape><draw:custom-shape draw:style-name="gr3" draw:text-style-name="P8" svg:width="8.224cm" svg:height="0.883cm" svg:x="3.284cm" svg:y="0.769cm"><text:p text:style-name="P7"><text:span text:style-name="T3">Timer_max_count</text:span></text:p><draw:enhanced-geometry svg:viewBox="0 0 21600 21600" draw:type="rectangle" draw:enhanced-path="M 0 0 L 21600 0 21600 21600 0 21600 0 0 Z N"/></draw:custom-shape><draw:custom-shape draw:style-name="gr4" draw:text-style-name="P8" svg:width="8.236cm" svg:height="0.519cm" svg:x="3.272cm" svg:y="0.249cm"><text:p text:style-name="P7"><text:span text:style-name="T3">31:1</text:span></text:p><draw:enhanced-geometry svg:viewBox="0 0 21600 21600" draw:type="rectangle" draw:enhanced-path="M 0 0 L 21600 0 21600 21600 0 21600 0 0 Z N"/></draw:custom-shape></draw:g>2. Timer Control Word : </text:p>
      <text:p text:style-name="P1"/>
      <text:p text:style-name="P1"/>
      <text:p text:style-name="Standard"><text:tab/></text:p>
      <text:p text:style-name="Standard"/>
      <text:p text:style-name="Standard"><text:span text:style-name="T1">3. Timer Period : </text:span>The period of the timer (delay between enabling a timer and the assrtion of the interrupt ) is given by :</text:p>
      <text:p text:style-name="Standard"><text:tab/><text:tab/><text:span text:style-name="T1">Timer period = Timer_max_count/TIMER_TICK_REAL_FREQUENCY</text:span> <text:s/></text:p>
      <text:p text:style-name="Standard"><text:tab/><text:tab/></text:p>
      <text:p text:style-name="Standard">The parameters TIMER_TICK_REAL_FREQUENCY, and TIMER_TICK_VIRTUAL_FREQUENCY are defined in Ajit_Hardware_Configuration.h.</text:p>
      <text:p text:style-name="Standard"/>
      <text:p text:style-name="Standard"/>
      <text:p text:style-name="Standard"><text:span text:style-name="T1">4</text:span>. <text:span text:style-name="T1">Timer State Transitions :</text:span></text:p>
      <text:p text:style-name="Standard">The timer operates only in one-shot mode. It can be in one of following states:</text:p>
      <text:list xml:id="list1251566373" text:style-name="L1">
        <text:list-item>
          <text:p text:style-name="P5"><text:span text:style-name="T1">TIMER_DISABLED </text:span>:The timer is in disabled state upon reset, and its interrupt output value is 0. When the cpu writes a control word with bit[0]=1, the count value is cleared and the timer moves to TIMER_ENABLED state.</text:p>
        </text:list-item>
        <text:list-item>
          <text:p text:style-name="P5"><text:span text:style-name="T1">TIMER_ENABLED</text:span> : When enabled, the timer keeps counting the <text:s/>number of ticks produced by a periodic tick source. The interrupt output is 0. When the count reaches "max_count", <text:tab/>interrupt output is asserted , count is cleared and the timer moves to TIMER_INTERRUPTING state.</text:p>
        </text:list-item>
        <text:list-item>
          <text:p text:style-name="P5"><text:span text:style-name="T1">TIMER_INTERRUPTING</text:span> : The timer stops counting, and the interrupt output remains high, until the cpu explicitly disables the timer by writing bit[0]=0 <text:s/>into the control word register.</text:p>
        </text:list-item>
      </text:list>
      <text:p text:style-name="Standard"/>
      <text:p text:style-name="Standard"/>
      <text:p text:style-name="P1"><draw:g text:anchor-type="paragraph" draw:z-index="2" draw:style-name="gr2"><draw:custom-shape draw:style-name="gr3" draw:text-style-name="P9" xml:id="id1" draw:id="id1" svg:width="3.901cm" svg:height="1.301cm" svg:x="2.499cm" svg:y="3.3cm"><text:p text:style-name="P7"><text:span text:style-name="T4">TIMER_DISABL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xml:id="id2" draw:id="id2" svg:width="4.301cm" svg:height="1.802cm" svg:x="12cm" svg:y="3.099cm"><text:p text:style-name="P7"><text:span text:style-name="T4">TIMER_ENABL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xml:id="id3" draw:id="id3" svg:width="5cm" svg:height="1.8cm" svg:x="7.301cm" svg:y="8.901cm"><text:p text:style-name="P7"><text:span text:style-name="T4">TIMER_INTERRUPTING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11" xml:id="id4" draw:id="id4" svg:width="2.202cm" svg:height="0.74cm" svg:x="1.499cm" svg:y="1.976cm"><draw:text-box><text:p text:style-name="P10"><text:span text:style-name="T4">RESET</text:span></text:p></draw:text-box></draw:frame><draw:connector draw:style-name="gr6" draw:text-style-name="P12" draw:type="curve" draw:line-skew="-0.19cm" svg:x1="6.399cm" svg:y1="3.951cm" svg:x2="12cm" svg:y2="4.001cm" draw:start-shape="id1" draw:start-glue-point="10" draw:end-shape="id2" draw:end-glue-point="6" svg:d="m6399 3951c3913 0 1113 50 5601 50" svg:viewBox="0 0 5602 51"><text:p/></draw:connector><draw:connector draw:style-name="gr6" draw:text-style-name="P12" draw:type="curve" svg:x1="14.15cm" svg:y1="3.099cm" svg:x2="4.45cm" svg:y2="3.3cm" draw:start-shape="id2" draw:start-glue-point="4" draw:end-shape="id1" draw:end-glue-point="4" svg:d="m14150 3099c0-758-9700-859-9700 201" svg:viewBox="0 0 9701 785"><text:p/></draw:connector><draw:connector draw:style-name="gr6" draw:text-style-name="P12" draw:type="curve" draw:line-skew="0.258cm" svg:x1="14.15cm" svg:y1="4.9cm" svg:x2="11.568cm" svg:y2="9.163cm" draw:start-shape="id2" draw:start-glue-point="8" draw:end-shape="id3" draw:end-glue-point="11" svg:d="m14150 4900c0 3387-2582 1256-2582 4263" svg:viewBox="0 0 2584 4265"><text:p/></draw:connector><draw:frame draw:style-name="gr7" draw:text-style-name="P11" svg:width="4.1cm" svg:height="1.851cm" svg:x="7.9cm" svg:y="0cm"><draw:text-box><text:p text:style-name="P10"><text:span text:style-name="T4">Timer_en == 0 /</text:span></text:p><text:p text:style-name="P10"><text:span text:style-name="T5">count = 0</text:span></text:p><text:p text:style-name="P10"><text:span text:style-name="T5">INT = 0 </text:span></text:p></draw:text-box></draw:frame><draw:frame draw:style-name="gr8" draw:text-style-name="P11" svg:width="7.002cm" svg:height="3.375cm" svg:x="12.3cm" svg:y="7.2cm"><draw:text-box><text:p text:style-name="P10"><text:span text:style-name="T4">tick, </text:span></text:p><text:p text:style-name="P10"><text:span text:style-name="T4">count &gt;= Timer_max_count / </text:span></text:p><text:p text:style-name="P10"><text:span text:style-name="T5">count = 0</text:span></text:p><text:p text:style-name="P10"><text:span text:style-name="T5">INT = 1 </text:span></text:p></draw:text-box></draw:frame><draw:connector draw:style-name="gr6" draw:text-style-name="P12" draw:type="line" svg:x1="2.6cm" svg:y1="2.715cm" svg:x2="3.069cm" svg:y2="3.491cm" draw:start-shape="id4" draw:start-glue-point="2" draw:end-shape="id1" draw:end-glue-point="5" svg:d="m2600 2715 469 776" svg:viewBox="0 0 471 778"><text:p/></draw:connector><draw:frame draw:style-name="gr7" draw:text-style-name="P11" svg:width="4.102cm" svg:height="1.851cm" svg:x="7.4cm" svg:y="4.15cm"><draw:text-box><text:p text:style-name="P10"><text:span text:style-name="T4">Timer_en == 1 /</text:span></text:p><text:p text:style-name="P10"><text:span text:style-name="T5">count = 0</text:span></text:p><text:p text:style-name="P10"><text:span text:style-name="T5">INT = 0 </text:span></text:p></draw:text-box></draw:frame><draw:connector draw:style-name="gr6" draw:text-style-name="P12" draw:type="curve" svg:x1="15.67cm" svg:y1="3.362cm" svg:x2="16.3cm" svg:y2="4.001cm" draw:start-shape="id2" draw:start-glue-point="11" draw:end-shape="id2" draw:end-glue-point="10" svg:d="m15670 3362c0-1154 568-961 916-513s473 1152-286 1152" svg:viewBox="0 0 1191 1505"><text:p/></draw:connector><draw:frame draw:style-name="gr9" draw:text-style-name="P11" svg:width="6.501cm" svg:height="1.714cm" svg:x="13.7cm" svg:y="0.499cm"><draw:text-box><text:p text:style-name="P10"><text:span text:style-name="T4">tick, </text:span></text:p><text:p text:style-name="P10"><text:span text:style-name="T4">count&lt;Timer_max_count <text:s/>/</text:span></text:p><text:p text:style-name="P10"><text:span text:style-name="T5">count =count+1</text:span></text:p></draw:text-box></draw:frame><draw:connector draw:style-name="gr6" draw:text-style-name="P12" draw:type="curve" svg:x1="7.301cm" svg:y1="9.8cm" svg:x2="3.069cm" svg:y2="4.41cm" draw:start-shape="id3" draw:start-glue-point="6" draw:end-shape="id1" draw:end-glue-point="7" svg:d="m7301 9800c-2822 0-4232-1795-4232-5390" svg:viewBox="0 0 4233 5392"><text:p/></draw:connector><draw:frame draw:style-name="gr8" draw:text-style-name="P11" svg:width="7.002cm" svg:height="3.375cm" svg:x="0cm" svg:y="6.399cm"><draw:text-box><text:p text:style-name="P10"><text:span text:style-name="T4">Timer_en == 0 / </text:span></text:p><text:p text:style-name="P10"><text:span text:style-name="T5">count = 0</text:span></text:p><text:p text:style-name="P10"><text:span text:style-name="T5">INT = 0 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Karanjkar</meta:initial-creator>
    <meta:creation-date>2016-03-16T16:50:11</meta:creation-date>
    <dc:date>2016-03-16T17:44:42</dc:date>
    <dc:creator>Neha Karanjkar</dc:creator>
    <meta:editing-duration>PT28M48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84" meta:character-count="1177" meta:non-whitespace-character-count="994"/>
  </office:meta>
</office:document-meta>
</file>